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 Score</text:p>
          </table:table-cell>
          <table:table-cell office:value-type="string" calcext:value-type="string">
            <text:p>Midterm 2 Score</text:p>
          </table:table-cell>
        </table:table-row>
        <table:table-row table:style-name="ro1">
          <table:table-cell office:value-type="string" calcext:value-type="string">
            <text:p>Gillian</text:p>
          </table:table-cell>
          <table:table-cell office:value-type="string" calcext:value-type="string">
            <text:p>Coffey</text:p>
          </table:table-cell>
          <table:table-cell office:value-type="string" calcext:value-type="string">
            <text:p>gcoffey@poets.whittier.edu</text:p>
          </table:table-cell>
          <table:table-cell table:formula="of:=18/25" office:value-type="float" office:value="0.72" calcext:value-type="float">
            <text:p>0.72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 table:formula="of:=19/25" office:value-type="float" office:value="0.76" calcext:value-type="float">
            <text:p>0.76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ldenberg</text:p>
          </table:table-cell>
          <table:table-cell office:value-type="string" calcext:value-type="string">
            <text:p>mgoldenb@poets.whittier.edu</text:p>
          </table:table-cell>
          <table:table-cell table:formula="of:=17/25"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lubev</text:p>
          </table:table-cell>
          <table:table-cell office:value-type="string" calcext:value-type="string">
            <text:p>mgolubev@poets.whittier.edu</text:p>
          </table:table-cell>
          <table:table-cell table:formula="of:=23/25" office:value-type="float" office:value="0.92" calcext:value-type="float">
            <text:p>0.92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oren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lgrey@poets.whittier.edu</text:p>
          </table:table-cell>
          <table:table-cell table:formula="of:=20.5/25"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he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Joscelyn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herna19@poets.whittier.edu</text:p>
          </table:table-cell>
          <table:table-cell table:formula="of:=17/25" office:value-type="float" office:value="0.68" calcext:value-type="float">
            <text:p>0.68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Kamarina</text:p>
          </table:table-cell>
          <table:table-cell office:value-type="string" calcext:value-type="string">
            <text:p>Hewett</text:p>
          </table:table-cell>
          <table:table-cell office:value-type="string" calcext:value-type="string">
            <text:p>khewett@poets.whittier.edu</text:p>
          </table:table-cell>
          <table:table-cell table:formula="of:=25/25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usana</text:p>
          </table:table-cell>
          <table:table-cell office:value-type="string" calcext:value-type="string">
            <text:p>Jaramillo</text:p>
          </table:table-cell>
          <table:table-cell office:value-type="string" calcext:value-type="string">
            <text:p>sjaramil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14/2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Talar</text:p>
          </table:table-cell>
          <table:table-cell office:value-type="string" calcext:value-type="string">
            <text:p>Kenderian</text:p>
          </table:table-cell>
          <table:table-cell office:value-type="string" calcext:value-type="string">
            <text:p>tkenderi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man</text:p>
          </table:table-cell>
          <table:table-cell office:value-type="string" calcext:value-type="string">
            <text:p>Kumpawat</text:p>
          </table:table-cell>
          <table:table-cell office:value-type="string" calcext:value-type="string">
            <text:p>akumpawa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dleach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rnau</text:p>
          </table:table-cell>
          <table:table-cell office:value-type="string" calcext:value-type="string">
            <text:p>Llorens Clavell</text:p>
          </table:table-cell>
          <table:table-cell office:value-type="string" calcext:value-type="string">
            <text:p>allorens@poets.whittier.edu</text:p>
          </table:table-cell>
          <table:table-cell table:formula="of:=23.5/25" office:value-type="float" office:value="0.94" calcext:value-type="float">
            <text:p>0.94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blozano@poets.whittier.edu</text:p>
          </table:table-cell>
          <table:table-cell table:formula="of:=22.5/25" office:value-type="float" office:value="0.9" calcext:value-type="float">
            <text:p>0.9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ilugo@poets.whittier.edu</text:p>
          </table:table-cell>
          <table:table-cell table:formula="of:=22/25"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18.5/25" office:value-type="float" office:value="0.74" calcext:value-type="float">
            <text:p>0.74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ppatel1@poets.whittier.edu</text:p>
          </table:table-cell>
          <table:table-cell table:formula="of:=25/25" office:value-type="float" office:value="1" calcext:value-type="float">
            <text:p>1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jsaw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hrijan</text:p>
          </table:table-cell>
          <table:table-cell office:value-type="string" calcext:value-type="string">
            <text:p>Shrestha</text:p>
          </table:table-cell>
          <table:table-cell office:value-type="string" calcext:value-type="string">
            <text:p>sshresth@poets.whittier.edu</text:p>
          </table:table-cell>
          <table:table-cell table:formula="of:=24/25" office:value-type="float" office:value="0.96" calcext:value-type="float">
            <text:p>0.96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Stapleton</text:p>
          </table:table-cell>
          <table:table-cell office:value-type="string" calcext:value-type="string">
            <text:p>wstaplet@poets.whittier.edu</text:p>
          </table:table-cell>
          <table:table-cell table:formula="of:=19/25" office:value-type="float" office:value="0.76" calcext:value-type="float">
            <text:p>0.76</text:p>
          </table:table-cell>
          <table:table-cell table:formula="of:=10/2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office:value-type="string" calcext:value-type="string">
            <text:p>awaseem@poets.whittier.edu</text:p>
          </table:table-cell>
          <table:table-cell table:formula="of:=21.5/25" office:value-type="float" office:value="0.86" calcext:value-type="float">
            <text:p>0.86</text:p>
          </table:table-cell>
          <table:table-cell table:formula="of:=22/20" office:value-type="float" office:value="1.1" calcext:value-type="float">
            <text:p>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2-10-21T15:12:12</meta:creation-date>
    <dc:date>2022-12-01T15:07:00.669890164</dc:date>
    <meta:editing-duration>PT7H5M45S</meta:editing-duration>
    <meta:editing-cycles>27</meta:editing-cycles>
    <meta:document-statistic meta:table-count="1" meta:cell-count="112" meta:object-count="0"/>
  </office:meta>
</office:document-meta>
</file>